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.006cm" fo:margin-left="0cm" fo:margin-right="-0.005cm" table:align="margins"/>
    </style:style>
    <style:style style:name="Table72.A" style:family="table-column">
      <style:table-column-properties style:column-width="7.116cm" style:rel-column-width="27421*"/>
    </style:style>
    <style:style style:name="Table72.B" style:family="table-column">
      <style:table-column-properties style:column-width="9.89cm" style:rel-column-width="38114*"/>
    </style:style>
    <style:style style:name="Table72.A1" style:family="table-cell">
      <style:table-cell-properties fo:padding="0.097cm" fo:border-left="none" fo:border-right="none" fo:border-top="0.035cm solid #000000" fo:border-bottom="0.035cm solid #000000"/>
    </style:style>
    <style:style style:name="Table72.A2" style:family="table-cell">
      <style:table-cell-properties fo:padding="0.097cm" fo:border="none"/>
    </style:style>
    <style:style style:name="Table73" style:family="table">
      <style:table-properties style:width="16.992cm" table:align="left"/>
    </style:style>
    <style:style style:name="Table73.A" style:family="table-column">
      <style:table-column-properties style:column-width="2.175cm"/>
    </style:style>
    <style:style style:name="Table73.B" style:family="table-column">
      <style:table-column-properties style:column-width="3.704cm"/>
    </style:style>
    <style:style style:name="Table73.A1" style:family="table-cell">
      <style:table-cell-properties fo:padding="0.097cm" fo:border="none"/>
    </style:style>
    <style:style style:name="Table73.B3" style:family="table-cell">
      <style:table-cell-properties fo:padding="0.097cm" fo:border-left="none" fo:border-right="none" fo:border-top="none" fo:border-bottom="0.035cm solid #000000"/>
    </style:style>
    <style:style style:name="Table75" style:family="table">
      <style:table-properties style:width="16.992cm" table:align="left"/>
    </style:style>
    <style:style style:name="Table75.A" style:family="table-column">
      <style:table-column-properties style:column-width="2.175cm"/>
    </style:style>
    <style:style style:name="Table75.B" style:family="table-column">
      <style:table-column-properties style:column-width="3.704cm"/>
    </style:style>
    <style:style style:name="Table75.A1" style:family="table-cell">
      <style:table-cell-properties fo:padding="0.097cm" fo:border="none"/>
    </style:style>
    <style:style style:name="Table75.B3" style:family="table-cell">
      <style:table-cell-properties fo:padding="0.097cm" fo:border-left="none" fo:border-right="none" fo:border-top="none" fo:border-bottom="0.035cm solid #000000"/>
    </style:style>
    <style:style style:name="Table122" style:family="table">
      <style:table-properties style:width="16.992cm" table:align="left"/>
    </style:style>
    <style:style style:name="Table122.A" style:family="table-column">
      <style:table-column-properties style:column-width="2.175cm"/>
    </style:style>
    <style:style style:name="Table122.B" style:family="table-column">
      <style:table-column-properties style:column-width="4.724cm"/>
    </style:style>
    <style:style style:name="Table122.C" style:family="table-column">
      <style:table-column-properties style:column-width="2.685cm"/>
    </style:style>
    <style:style style:name="Table122.D" style:family="table-column">
      <style:table-column-properties style:column-width="4.586cm"/>
    </style:style>
    <style:style style:name="Table122.E" style:family="table-column">
      <style:table-column-properties style:column-width="2.822cm"/>
    </style:style>
    <style:style style:name="Table122.A1" style:family="table-cell">
      <style:table-cell-properties fo:padding="0.097cm" fo:border="none"/>
    </style:style>
    <style:style style:name="Table122.B4" style:family="table-cell">
      <style:table-cell-properties fo:padding="0.097cm" fo:border-left="none" fo:border-right="none" fo:border-top="none" fo:border-bottom="0.035cm solid #000000"/>
    </style:style>
    <style:style style:name="Table74" style:family="table">
      <style:table-properties style:width="16.992cm" table:align="left"/>
    </style:style>
    <style:style style:name="Table74.A" style:family="table-column">
      <style:table-column-properties style:column-width="2.175cm"/>
    </style:style>
    <style:style style:name="Table74.B" style:family="table-column">
      <style:table-column-properties style:column-width="3.704cm"/>
    </style:style>
    <style:style style:name="Table74.A1" style:family="table-cell">
      <style:table-cell-properties fo:padding="0.097cm" fo:border="none"/>
    </style:style>
    <style:style style:name="Table74.B3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List_20_1_20_Start" style:list-style-name="List_20_1"/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  <style:style style:name="T6" style:family="text">
      <style:text-properties style:font-name="Courier New"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140536254081872" text:id="ct140536254081872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140536250309832" text:id="ct140536250309832">
          <text:deletion>
            <office:change-info>
              <dc:creator>Denis Kotlar</dc:creator>
              <dc:date>2016-12-20T09:41:00</dc:date>
            </office:change-info>
            <text:list xml:id="list4072199756852271" text:style-name="List_20_1">
              <text:list-item>
                <text:p text:style-name="P1"/>
              </text:list-item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140535709672592" text:id="ct140535709672592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140536250307336" text:id="ct140536250307336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140536250307528" text:id="ct140536250307528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140535712682184" text:id="ct140535712682184">
          <text:insertion>
            <office:change-info>
              <dc:creator>Denis Kotlar</dc:creator>
              <dc:date>2017-06-17T15:04:00</dc:date>
            </office:change-info>
          </text:insertion>
        </text:changed-region>
        <text:changed-region xml:id="ct140536250310408" text:id="ct14053625031040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536253865744" text:id="ct140536253865744">
          <text:deletion>
            <office:change-info>
              <dc:creator>Denis Kotlar</dc:creator>
              <dc:date>2017-06-16T13:49:00</dc:date>
            </office:change-info>
            <text:p text:style-name="note">still </text:p>
          </text:deletion>
        </text:changed-region>
        <text:changed-region xml:id="ct140535696464904" text:id="ct140535696464904">
          <text:deletion>
            <office:change-info>
              <dc:creator>Denis Kotlar</dc:creator>
              <dc:date>2017-06-16T13:49:00</dc:date>
            </office:change-info>
            <text:p text:style-name="note">.</text:p>
          </text:deletion>
        </text:changed-region>
        <text:changed-region xml:id="ct140535692731728" text:id="ct140535692731728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140535696464520" text:id="ct140535696464520">
          <text:deletion>
            <office:change-info>
              <dc:creator>Denis Kotlar</dc:creator>
              <dc:date>2017-06-16T13:49:00</dc:date>
            </office:change-info>
            <text:p text:style-name="note">supported in the Firmware M</text:p>
          </text:deletion>
        </text:changed-region>
        <text:changed-region xml:id="ct140535693879568" text:id="ct140535693879568">
          <text:insertion>
            <office:change-info>
              <dc:creator>Denis Kotlar</dc:creator>
              <dc:date>2017-06-16T13:49:00</dc:date>
            </office:change-info>
          </text:insertion>
        </text:changed-region>
        <text:changed-region xml:id="ct140535692102672" text:id="ct140535692102672">
          <text:deletion>
            <office:change-info>
              <dc:creator>Denis Kotlar</dc:creator>
              <dc:date>2018-12-16T11:05:00</dc:date>
            </office:change-info>
            <text:p text:style-name="P2">{[</text:p>
          </text:deletion>
        </text:changed-region>
        <text:changed-region xml:id="ct140536254292560" text:id="ct140536254292560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40536254292944" text:id="ct140536254292944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536254291984" text:id="ct140536254291984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40535621993032" text:id="ct140535621993032">
          <text:deletion>
            <office:change-info>
              <dc:creator>Denis Kotlar</dc:creator>
              <dc:date>2018-12-16T11:05:00</dc:date>
            </office:change-info>
            <text:p text:style-name="P2">]</text:p>
          </text:deletion>
        </text:changed-region>
        <text:changed-region xml:id="ct140536250390232" text:id="ct140536250390232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140535621875792" text:id="ct140535621875792">
          <text:deletion>
            <office:change-info>
              <dc:creator>Denis Kotlar</dc:creator>
              <dc:date>2018-12-16T11:05:00</dc:date>
            </office:change-info>
            <text:p text:style-name="P2">}</text:p>
          </text:deletion>
        </text:changed-region>
        <text:changed-region xml:id="ct140536254081104" text:id="ct140536254081104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40536254524232" text:id="ct14053625452423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536254524616" text:id="ct140536254524616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40536254522888" text:id="ct140536254522888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140536254525000" text:id="ct14053625452500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535712543312" text:id="ct140535712543312">
          <text:deletion>
            <office:change-info>
              <dc:creator>Denis Kotlar</dc:creator>
              <dc:date>2017-11-23T11:42:06</dc:date>
            </office:change-info>
            <text:p text:style-name="cmd_5f_code">-241,"Option not installed"</text:p>
          </text:deletion>
        </text:changed-region>
        <text:changed-region xml:id="ct140535692732304" text:id="ct140535692732304">
          <text:insertion>
            <office:change-info>
              <dc:creator>Denis Kotlar</dc:creator>
              <dc:date>2017-11-23T11:42:06</dc:date>
            </office:change-info>
          </text:insertion>
        </text:changed-region>
        <text:changed-region xml:id="ct140536253920200" text:id="ct140536253920200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615962944717803618" text:style-name="Outline">
        <text:list-item>
          <text:list>
            <text:list-item>
              <text:h text:style-name="P11" text:outline-level="2"><text:bookmark text:name="_measure"/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008357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4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4">Description</text:p>
          </table:table-cell>
          <table:table-cell table:style-name="Table73.A1" table:number-columns-spanned="4" office:value-type="string">
            <text:p text:style-name="P5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4">Parameters</text:p>
          </table:table-cell>
          <table:table-cell table:style-name="Table73.B3" office:value-type="string">
            <text:p text:style-name="P6">Name</text:p>
          </table:table-cell>
          <table:table-cell table:style-name="Table73.B3" office:value-type="string">
            <text:p text:style-name="P6">Type</text:p>
          </table:table-cell>
          <table:table-cell table:style-name="Table73.B3" office:value-type="string">
            <text:p text:style-name="P6">Range</text:p>
          </table:table-cell>
          <table:table-cell table:style-name="Table73.B3" office:value-type="string">
            <text:p text:style-name="P6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8">Return</text:p>
          </table:table-cell>
          <table:table-cell table:style-name="Table73.A1" table:number-columns-spanned="4" office:value-type="string">
            <text:p text:style-name="P5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Related Commands</text:p>
          </table:table-cell>
          <table:table-cell table:style-name="Table73.A1" table:number-columns-spanned="4" office:value-type="string">
            <text:p text:style-name="P5">INSTrument:COUPle:TRACking</text:p>
          </table:table-cell>
          <table:covered-table-cell/>
          <table:covered-table-cell/>
          <table:covered-table-cell/>
        </table:table-row>
      </table:table>
      <text:list xml:id="list8807162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4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4">Description</text:p>
          </table:table-cell>
          <table:table-cell table:style-name="Table75.A1" table:number-columns-spanned="4" office:value-type="string">
            <text:p text:style-name="P5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4">Parameters</text:p>
          </table:table-cell>
          <table:table-cell table:style-name="Table75.B3" office:value-type="string">
            <text:p text:style-name="P6">Name</text:p>
          </table:table-cell>
          <table:table-cell table:style-name="Table75.B3" office:value-type="string">
            <text:p text:style-name="P6">Type</text:p>
          </table:table-cell>
          <table:table-cell table:style-name="Table75.B3" office:value-type="string">
            <text:p text:style-name="P6">Range</text:p>
          </table:table-cell>
          <table:table-cell table:style-name="Table75.B3" office:value-type="string">
            <text:p text:style-name="P6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8">Return</text:p>
          </table:table-cell>
          <table:table-cell table:style-name="Table75.A1" table:number-columns-spanned="4" office:value-type="string">
            <text:p text:style-name="P5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Related Commands</text:p>
          </table:table-cell>
          <table:table-cell table:style-name="Table75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list xml:id="list179903868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4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4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text:change-start text:change-id="ct140536254081872"/></text:p>
            <text:list xml:id="list1357160258" text:continue-list="list4072199756852271" text:style-name="List_20_1">
              <text:list-item>
                <text:p text:style-name="List_20_1_20_Start"><text:change-end text:change-id="ct140536254081872"/><text:change text:change-id="ct140536250309832"/>AUX – auxiliary temperature sensor connected to Arduino Shield board (can be used to monitor e.g. “ambient” or chassis temperature)</text:p>
              </text:list-item>
              <text:list-item>
                <text:p text:style-name="List_20_1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140535709672592"/>BATT sensor<text:change text:change-id="ct140536250307336"/> <text:change text:change-id="ct140536250307528"/><text:change-start text:change-id="ct140535712682184"/>support <text:change-end text:change-id="ct140535712682184"/><text:change-start text:change-id="ct140536250310408"/>is<text:change-end text:change-id="ct140536250310408"/> <text:change text:change-id="ct140536253865744"/>not <text:change text:change-id="ct140535696464904"/><text:change text:change-id="ct140535692731728"/><text:change text:change-id="ct140535696464520"/><text:change-start text:change-id="ct140535693879568"/>implemented yet.<text:change-end text:change-id="ct140535693879568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4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4">Parameters</text:p>
          </table:table-cell>
          <table:table-cell table:style-name="Table122.B4" office:value-type="string">
            <text:p text:style-name="P6">Name</text:p>
          </table:table-cell>
          <table:table-cell table:style-name="Table122.B4" office:value-type="string">
            <text:p text:style-name="P6">Type</text:p>
          </table:table-cell>
          <table:table-cell table:style-name="Table122.B4" office:value-type="string">
            <text:p text:style-name="P6">Range</text:p>
          </table:table-cell>
          <table:table-cell table:style-name="Table122.B4" office:value-type="string">
            <text:p text:style-name="P6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<text:change text:change-id="ct140535692102672"/><text:change text:change-id="ct140536254292560"/>A<text:change-start text:change-id="ct140536254292944"/>UX<text:change-end text:change-id="ct140536254292944"/><text:change text:change-id="ct140536254291984"/><text:change text:change-id="ct140535621993032"/>|<text:change text:change-id="ct140536250390232"/>CH1|CH2|BATT<text:change text:change-id="ct140535621875792"/></text:p>
          </table:table-cell>
          <table:table-cell table:style-name="Table122.A1" office:value-type="string">
            <text:p text:style-name="P2"><text:change text:change-id="ct140536254081104"/>A<text:change-start text:change-id="ct140536254524232"/>UX<text:change-end text:change-id="ct140536254524232"/><text:change text:change-id="ct140536254524616"/></text:p>
          </table:table-cell>
        </table:table-row>
        <table:table-row>
          <table:table-cell table:style-name="Table122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<text:change text:change-id="ct140536254522888"/><text:change-start text:change-id="ct140536254525000"/>AUX<text:change-end text:change-id="ct140536254525000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<text:change text:change-id="ct140535712543312"/><text:change-start text:change-id="ct140535692732304"/>-241,"Hardware missing<text:span text:style-name="T6">"</text:span><text:change-end text:change-id="ct140535692732304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Related Commands</text:p>
          </table:table-cell>
          <table:table-cell table:style-name="Table122.A1" table:number-columns-spanned="4" office:value-type="string">
            <text:p text:style-name="P4">DIAGnostic[:INFOrmation]:FAN?</text:p>
            <text:p text:style-name="P4">SYSTem:CPU:OPTion?</text:p>
            <text:p text:style-name="P4">SYSTem:TEMPerature:PROTection[:HIGH][:LEVel]</text:p>
            <text:p text:style-name="P4">SYSTem:TEMPerature:PROTection[:HIGH]:DELay[:TIME]</text:p>
            <text:p text:style-name="P4">SYSTem:TEMPerature:PROTection[:HIGH]:STATe</text:p>
            <text:p text:style-name="P4">SYSTem:TEMPerature:PROTection[:HIGH]:TRIPped?</text:p>
          </table:table-cell>
          <table:covered-table-cell/>
          <table:covered-table-cell/>
          <table:covered-table-cell/>
        </table:table-row>
      </table:table>
      <text:list xml:id="list395361623" text:continue-list="list1799038689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4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4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4">Parameters</text:p>
          </table:table-cell>
          <table:table-cell table:style-name="Table74.B3" office:value-type="string">
            <text:p text:style-name="P6">Name</text:p>
          </table:table-cell>
          <table:table-cell table:style-name="Table74.B3" office:value-type="string">
            <text:p text:style-name="P6">Type</text:p>
          </table:table-cell>
          <table:table-cell table:style-name="Table74.B3" office:value-type="string">
            <text:p text:style-name="P6">Range</text:p>
          </table:table-cell>
          <table:table-cell table:style-name="Table74.B3" office:value-type="string">
            <text:p text:style-name="P6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8">Return</text:p>
          </table:table-cell>
          <table:table-cell table:style-name="Table74.A1" table:number-columns-spanned="4" office:value-type="string">
            <text:p text:style-name="P5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Related Commands</text:p>
          </table:table-cell>
          <table:table-cell table:style-name="Table74.A1" table:number-columns-spanned="4" office:value-type="string">
            <text:p text:style-name="P5"><text:change-start text:change-id="ct140536253920200"/>INSTrument:COUPle:TRACking<text:change-end text:change-id="ct140536253920200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0.423cm" fo:margin-bottom="0.212c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0.6cm" fo:margin-right="0cm" fo:margin-top="0cm" fo:margin-bottom="0cm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212cm" fo:margin-bottom="0.212c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cm" fo:margin-right="0.199cm" fo:margin-top="0.3cm" fo:margin-bottom="0cm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cm" fo:margin-right="0.199cm" fo:margin-top="0cm" fo:margin-bottom="0cm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cm" fo:margin-right="0.199cm" fo:margin-top="0cm" fo:margin-bottom="0.3cm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0.199cm" fo:margin-bottom="0.199c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0.499cm" fo:margin-bottom="0.212c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0.499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.499cm" fo:margin-right="0cm" fo:margin-top="0cm" fo:margin-bottom="0cm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.54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.54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.175cm" fo:margin-right="0cm" fo:margin-top="0cm" fo:margin-bottom="0.212cm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0.199cm" fo:margin-bottom="0c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cm" fo:margin-bottom="0.199cm" style:page-number="auto"/>
    </style:style>
    <style:style style:name="scpi4" style:family="paragraph" style:parent-style-name="scpi0">
      <style:paragraph-properties loext:contextual-spacing="false" fo:margin-left="2cm" fo:margin-right="0cm" fo:margin-top="0cm" fo:margin-bottom="0cm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.499cm" fo:margin-right="0cm" fo:margin-top="0cm" fo:margin-bottom="0cm" fo:text-indent="0cm" style:auto-text-indent="false"/>
    </style:style>
    <style:style style:name="equation" style:family="paragraph" style:parent-style-name="Standard">
      <style:paragraph-properties loext:contextual-spacing="false" fo:margin-left="1cm" fo:margin-right="0cm" fo:margin-top="0.199cm" fo:margin-bottom="0.199cm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cm" fo:margin-right="0cm" fo:margin-top="0cm" fo:margin-bottom="0.3cm" fo:text-indent="0c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cm" fo:margin-right="0cm" fo:margin-top="0.101cm" fo:margin-bottom="0.101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.049cm" fo:margin-bottom="0.04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.049cm" fo:margin-bottom="0.04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>
      <style:paragraph-properties loext:contextual-spacing="false" fo:margin-left="1cm" fo:margin-right="0.199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8. MEASure</dc:title>
    <meta:document-statistic meta:table-count="5" meta:image-count="0" meta:object-count="0" meta:page-count="2" meta:paragraph-count="142" meta:word-count="513" meta:character-count="3830"/>
    <meta:user-defined meta:name="WebPublish_HTML_Profile">EEZ (HTML)</meta:user-defined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